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color="#000000"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cccccc" fo:border="0.74pt solid #000000"/>
    </style:style>
    <style:style style:name="ce8" style:family="table-cell" style:parent-style-name="Default">
      <style:table-cell-properties fo:background-color="#cccccc" fo:border="0.74pt solid #000000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eeeeee" style:text-align-source="fix" style:repeat-content="false" fo:border="0.74pt solid #b2b2b2" style:vertical-align="middle"/>
      <style:paragraph-properties fo:text-align="center"/>
    </style:style>
    <style:style style:name="ce28" style:family="table-cell" style:parent-style-name="Default">
      <style:table-cell-properties fo:background-color="#eeeeee" fo:border="0.74pt solid #b2b2b2"/>
    </style:style>
  </office:automatic-styles>
  <office:body>
    <office:spreadsheet>
      <table:calculation-settings table:automatic-find-labels="false" table:use-regular-expressions="false" table:use-wildcards="true"/>
      <table:table table:name="Prototype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24"/>
        <table:table-column table:style-name="co1" table:default-cell-style-name="ce27"/>
        <table:table-row table:style-name="ro1">
          <table:table-cell table:style-name="ce1" office:value-type="string" calcext:value-type="string" table:number-columns-spanned="3" table:number-rows-spanned="2">
            <text:p>Réalisation du prototype</text:p>
          </table:table-cell>
          <table:covered-table-cell table:number-columns-repeated="2"/>
          <table:table-cell table:style-name="Default"/>
          <table:table-cell table:number-columns-repeated="2"/>
          <table:table-cell table:style-name="Default" table:number-columns-repeated="13"/>
        </table:table-row>
        <table:table-row table:style-name="ro1">
          <table:covered-table-cell table:number-columns-repeated="3"/>
          <table:table-cell table:style-name="Default"/>
          <table:table-cell table:number-columns-repeated="2"/>
          <table:table-cell table:style-name="Default" table:number-columns-repeated="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13"/>
        </table:table-row>
        <table:table-row table:style-name="ro1">
          <table:table-cell table:style-name="ce3" office:value-type="string" calcext:value-type="string" table:number-columns-spanned="3" table:number-rows-spanned="2">
            <text:p>Nom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2">
            <text:p>Type</text:p>
          </table:table-cell>
          <table:covered-table-cell table:style-name="ce8"/>
          <table:table-cell table:style-name="ce9" office:value-type="string" calcext:value-type="string" table:number-columns-spanned="1" table:number-rows-spanned="2">
            <text:p>Prix</text:p>
          </table:table-cell>
          <table:table-cell table:style-name="ce9" office:value-type="string" calcext:value-type="string" table:number-columns-spanned="1" table:number-rows-spanned="2">
            <text:p>Nombre</text:p>
          </table:table-cell>
          <table:table-cell table:style-name="ce11" office:value-type="string" calcext:value-type="string" table:number-columns-spanned="11" table:number-rows-spanned="2">
            <text:p><text:s text:c="17"/>Lien</text:p>
          </table:table-cell>
          <table:covered-table-cell table:number-columns-repeated="10" table:style-name="ce8"/>
          <table:table-cell table:style-name="ce26" office:value-type="string" calcext:value-type="string" table:number-columns-spanned="1" table:number-rows-spanned="2">
            <text:p><text:s/>Total</text:p>
          </table:table-cell>
        </table:table-row>
        <table:table-row table:style-name="ro1">
          <table:covered-table-cell table:number-columns-repeated="18" table:style-name="ce4"/>
          <table:covered-table-cell table:style-name="Default"/>
        </table:table-row>
        <table:table-row table:style-name="ro1">
          <table:table-cell table:style-name="ce7" office:value-type="string" calcext:value-type="string" table:number-columns-spanned="3" table:number-rows-spanned="2">
            <text:p> Ventilateur de refroidissement </text:p>
            <text:p>RC pour 1:1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4.17" calcext:value-type="float" table:number-columns-spanned="1" table:number-rows-spanned="2">
            <text:p>4,17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280522839.html?spm=a2g0o.order_list.0.0.756d5e5bKdP4mi" xlink:type="simple">https://www.aliexpress.com/item/1005001280522839.html?spm=a2g0o.order_list.0.0.756d5e5bKdP4mi</text:a></text:p>
          </table:table-cell>
          <table:covered-table-cell table:number-columns-repeated="10"/>
          <table:table-cell table:formula="of:=[.F7]*[.G7]" office:value-type="float" office:value="4.17" calcext:value-type="float" table:number-columns-spanned="1" table:number-rows-spanned="2">
            <text:p>4,1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 IMAX </text:p>
            <text:p>Chargeur de Balance Compact RC B3 Pro</text:p>
          </table:table-cell>
          <table:covered-table-cell table:number-columns-repeated="2"/>
          <table:table-cell office:value-type="string" calcext:value-type="string" table:number-columns-spanned="2" table:number-rows-spanned="2">
            <text:p>chargeur</text:p>
          </table:table-cell>
          <table:covered-table-cell/>
          <table:table-cell table:style-name="ce7" office:value-type="float" office:value="6.5" calcext:value-type="float" table:number-columns-spanned="1" table:number-rows-spanned="2">
            <text:p>6,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280275035.html?spm=a2g0o.order_list.0.0.756d5e5bKdP4mi" xlink:type="simple">https://www.aliexpress.com/item/4000280275035.html?spm=a2g0o.order_list.0.0.756d5e5bKdP4mi</text:a></text:p>
          </table:table-cell>
          <table:covered-table-cell table:number-columns-repeated="10"/>
          <table:table-cell table:formula="of:=[.F9]*[.G9]" office:value-type="float" office:value="6.5" calcext:value-type="float" table:number-columns-spanned="1" table:number-rows-spanned="2">
            <text:p>6,5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 Servomoteur étanche </text:p>
            <text:p>Échelle 1/8 1/10, 20KG</text:p>
          </table:table-cell>
          <table:covered-table-cell table:number-columns-repeated="2"/>
          <table:table-cell office:value-type="string" calcext:value-type="string" table:number-columns-spanned="2" table:number-rows-spanned="2">
            <text:p>Servo/Moteur</text:p>
          </table:table-cell>
          <table:covered-table-cell/>
          <table:table-cell table:style-name="ce7" office:value-type="float" office:value="12.57" calcext:value-type="float" table:number-columns-spanned="1" table:number-rows-spanned="2">
            <text:p>12,57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737943372.html?spm=a2g0o.order_list.0.0.756d5e5bKdP4mi" xlink:type="simple">https://www.aliexpress.com/item/32737943372.html?spm=a2g0o.order_list.0.0.756d5e5bKdP4mi</text:a></text:p>
            <text:p/>
          </table:table-cell>
          <table:covered-table-cell table:number-columns-repeated="10"/>
          <table:table-cell table:formula="of:=[.F11]*[.G11]" office:value-type="float" office:value="12.57" calcext:value-type="float" table:number-columns-spanned="1" table:number-rows-spanned="2">
            <text:p>12,5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 Essieu moteur 3.17mm à 5mm, </text:p>
            <text:p>adaptateur d'arbre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10" office:value-type="float" office:value="3.72" calcext:value-type="float" table:number-columns-spanned="1" table:number-rows-spanned="2">
            <text:p>3,7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958883949.html?spm=a2g0o.order_list.0.0.756d5e5bKdP4mi" xlink:type="simple">https://www.aliexpress.com/item/32958883949.html?spm=a2g0o.order_list.0.0.756d5e5bKdP4mi</text:a></text:p>
            <text:p/>
          </table:table-cell>
          <table:covered-table-cell table:number-columns-repeated="10"/>
          <table:table-cell table:formula="of:=[.F13]*[.G13]" office:value-type="float" office:value="11.16" calcext:value-type="float" table:number-columns-spanned="1" table:number-rows-spanned="2">
            <text:p>11,1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5" office:value-type="string" calcext:value-type="string" table:number-columns-spanned="3" table:number-rows-spanned="2">
            <text:p>Engrenage principal en métal</text:p>
            <text:p>A1 A2 A3 A4 A5 (3mm)</text:p>
            <text:p/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9.49" calcext:value-type="float" table:number-columns-spanned="1" table:number-rows-spanned="2">
            <text:p>9,49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028059469.html?spm=a2g0o.order_detail.0.0.75ef7d56WPcjNL" xlink:type="simple">https://www.aliexpress.com/item/4000028059469.html?spm=a2g0o.order_detail.0.0.75ef7d56WPcjNL</text:a></text:p>
            <text:p/>
          </table:table-cell>
          <table:covered-table-cell table:number-columns-repeated="10"/>
          <table:table-cell table:formula="of:=[.F15]*[.G15]" office:value-type="float" office:value="9.49" calcext:value-type="float" table:number-columns-spanned="1" table:number-rows-spanned="2">
            <text:p>9,4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<text:s/>Feux de nuit RC 3/5mm *4</text:p>
          </table:table-cell>
          <table:covered-table-cell table:number-columns-repeated="2"/>
          <table:table-cell office:value-type="string" calcext:value-type="string" table:number-columns-spanned="2" table:number-rows-spanned="2">
            <text:p>electronique</text:p>
          </table:table-cell>
          <table:covered-table-cell/>
          <table:table-cell table:style-name="ce7" office:value-type="float" office:value="1.24" calcext:value-type="float" table:number-columns-spanned="1" table:number-rows-spanned="2">
            <text:p>1,24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305718499.html?spm=a2g0o.order_list.0.0.756d5e5bKdP4mi" xlink:type="simple">https://www.aliexpress.com/item/1005001305718499.html?spm=a2g0o.order_list.0.0.756d5e5bKdP4mi</text:a></text:p>
            <text:p/>
          </table:table-cell>
          <table:covered-table-cell table:number-columns-repeated="10"/>
          <table:table-cell table:formula="of:=[.F17]*[.G17]" office:value-type="float" office:value="1.24" calcext:value-type="float" table:number-columns-spanned="1" table:number-rows-spanned="2">
            <text:p>1,24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 4 pièces en aluminium </text:p>
            <text:p>Avant et arrière amortisseur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9.02" calcext:value-type="float" table:number-columns-spanned="1" table:number-rows-spanned="2">
            <text:p>9,0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159370628.html?spm=a2g0o.order_list.0.0.756d5e5bKdP4mi" xlink:type="simple">https://www.aliexpress.com/item/4000159370628.html?spm=a2g0o.order_list.0.0.756d5e5bKdP4mi</text:a></text:p>
          </table:table-cell>
          <table:covered-table-cell table:number-columns-repeated="10"/>
          <table:table-cell table:formula="of:=[.F19]*[.G19]" office:value-type="float" office:value="18.04" calcext:value-type="float" table:number-columns-spanned="1" table:number-rows-spanned="2">
            <text:p>18,04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5" office:value-type="string" calcext:value-type="string" table:number-columns-spanned="3" table:number-rows-spanned="2">
            <text:p>AXSPEED – support de rotule M3 *10</text:p>
            <text:p>En aluminium</text:p>
            <text:p/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6.99" calcext:value-type="float" table:number-columns-spanned="1" table:number-rows-spanned="2">
            <text:p>6,99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360384121.html?spm=a2g0o.order_list.0.0.756d5e5bKdP4mi" xlink:type="simple">https://www.aliexpress.com/item/1005001360384121.html?spm=a2g0o.order_list.0.0.756d5e5bKdP4mi</text:a></text:p>
          </table:table-cell>
          <table:covered-table-cell table:number-columns-repeated="10"/>
          <table:table-cell table:formula="of:=[.F21]*[.G21]" office:value-type="float" office:value="6.99" calcext:value-type="float" table:number-columns-spanned="1" table:number-rows-spanned="2">
            <text:p>6,9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Cardan de raccordement </text:p>
            <text:p>Universel en métal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2.29" calcext:value-type="float" table:number-columns-spanned="1" table:number-rows-spanned="2">
            <text:p>2,2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999869654.html?spm=a2g0o.order_list.0.0.756d5e5bKdP4mi" xlink:type="simple">https://www.aliexpress.com/item/32999869654.html?spm=a2g0o.order_list.0.0.756d5e5bKdP4mi</text:a></text:p>
          </table:table-cell>
          <table:covered-table-cell table:number-columns-repeated="10"/>
          <table:table-cell table:formula="of:=[.F23]*[.G23]" office:value-type="float" office:value="6.87" calcext:value-type="float" table:number-columns-spanned="1" table:number-rows-spanned="2">
            <text:p>6,8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 Tige en acier inoxydable 303</text:p>
            <text:p>3mm 40mm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2.04" calcext:value-type="float" table:number-columns-spanned="1" table:number-rows-spanned="2">
            <text:p>2,0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186787300.html?spm=a2g0o.order_list.0.0.756d5e5bKdP4mi" xlink:type="simple">https://www.aliexpress.com/item/4000186787300.html?spm=a2g0o.order_list.0.0.756d5e5bKdP4mi</text:a></text:p>
            <text:p/>
          </table:table-cell>
          <table:covered-table-cell table:number-columns-repeated="10"/>
          <table:table-cell table:formula="of:=[.F25]*[.G25]" office:value-type="float" office:value="10.2" calcext:value-type="float" table:number-columns-spanned="1" table:number-rows-spanned="2">
            <text:p>10,2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5" office:value-type="string" calcext:value-type="string" table:number-columns-spanned="3" table:number-rows-spanned="2">
            <text:p> Moteur sans balais étanche </text:p>
            <text:p>5200KV 120A ESC</text:p>
            <text:p> </text:p>
          </table:table-cell>
          <table:covered-table-cell table:number-columns-repeated="2"/>
          <table:table-cell office:value-type="string" calcext:value-type="string" table:number-columns-spanned="2" table:number-rows-spanned="2">
            <text:p>Servo/Moteur</text:p>
          </table:table-cell>
          <table:covered-table-cell/>
          <table:table-cell table:style-name="ce7" office:value-type="float" office:value="27.13" calcext:value-type="float" table:number-columns-spanned="1" table:number-rows-spanned="2">
            <text:p>27,1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2303711732.html?spm=a2g0o.order_list.0.0.756d5e5bKdP4mi" xlink:type="simple">https://www.aliexpress.com/item/1005002303711732.html?spm=a2g0o.order_list.0.0.756d5e5bKdP4mi</text:a></text:p>
            <text:p/>
          </table:table-cell>
          <table:covered-table-cell table:number-columns-repeated="10"/>
          <table:table-cell table:formula="of:=[.F27]*[.G27]" office:value-type="float" office:value="27.13" calcext:value-type="float" table:number-columns-spanned="1" table:number-rows-spanned="2">
            <text:p>27,13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 Arbre de Transmission</text:p>
            <text:p>Flexible en acier, 40-110mm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3.55" calcext:value-type="float" table:number-columns-spanned="1" table:number-rows-spanned="2">
            <text:p>3,5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052088404.html?spm=a2g0o.order_list.0.0.756d5e5bKdP4mi" xlink:type="simple">https://www.aliexpress.com/item/4000052088404.html?spm=a2g0o.order_list.0.0.756d5e5bKdP4mi</text:a></text:p>
          </table:table-cell>
          <table:covered-table-cell table:number-columns-repeated="10"/>
          <table:table-cell table:formula="of:=[.F29]*[.G29]" office:value-type="float" office:value="7.1" calcext:value-type="float" table:number-columns-spanned="1" table:number-rows-spanned="2">
            <text:p>7,1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 Bouchon de train *10</text:p>
            <text:p>D'atterrissage en métal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1.2" calcext:value-type="float" table:number-columns-spanned="1" table:number-rows-spanned="2">
            <text:p>1,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1989374224.html?spm=a2g0o.order_list.0.0.756d5e5bKdP4mi" xlink:type="simple">https://www.aliexpress.com/item/1005001989374224.html?spm=a2g0o.order_list.0.0.756d5e5bKdP4mi</text:a></text:p>
          </table:table-cell>
          <table:covered-table-cell table:number-columns-repeated="10"/>
          <table:table-cell table:formula="of:=[.F31]*[.G31]" office:value-type="float" office:value="2.4" calcext:value-type="float" table:number-columns-spanned="1" table:number-rows-spanned="2">
            <text:p>2,4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Arbre d'entraînement </text:p>
            <text:p>en métal trempé à cannelure interne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8.21" calcext:value-type="float" table:number-columns-spanned="1" table:number-rows-spanned="2">
            <text:p>8,2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723300921.html?spm=a2g0o.order_list.0.0.756d5e5bKdP4mi" xlink:type="simple">https://www.aliexpress.com/item/1005003723300921.html?spm=a2g0o.order_list.0.0.756d5e5bKdP4mi</text:a></text:p>
            <text:p/>
          </table:table-cell>
          <table:covered-table-cell table:number-columns-repeated="10"/>
          <table:table-cell table:formula="of:=[.F33]*[.G33]" office:value-type="float" office:value="16.42" calcext:value-type="float" table:number-columns-spanned="1" table:number-rows-spanned="2">
            <text:p>16,42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Roulement 693ZZ*5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2.89" calcext:value-type="float" table:number-columns-spanned="1" table:number-rows-spanned="2">
            <text:p>2,89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980546028.html?spm=a2g0o.order_list.0.0.756d5e5bKdP4mi" xlink:type="simple">https://www.aliexpress.com/item/4000980546028.html?spm=a2g0o.order_list.0.0.756d5e5bKdP4mi</text:a></text:p>
            <text:p/>
          </table:table-cell>
          <table:covered-table-cell table:number-columns-repeated="10"/>
          <table:table-cell table:formula="of:=[.F35]*[.G35]" office:value-type="float" office:value="2.89" calcext:value-type="float" table:number-columns-spanned="1" table:number-rows-spanned="2">
            <text:p>2,89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 Tige en acier inoxydable 303</text:p>
            <text:p>5mm 40mm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3.36" calcext:value-type="float" table:number-columns-spanned="1" table:number-rows-spanned="2">
            <text:p>3,3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427862310.html?spm=a2g0o.order_list.0.0.756d5e5bKdP4mi" xlink:type="simple">https://www.aliexpress.com/item/32427862310.html?spm=a2g0o.order_list.0.0.756d5e5bKdP4mi</text:a></text:p>
          </table:table-cell>
          <table:covered-table-cell table:number-columns-repeated="10"/>
          <table:table-cell table:formula="of:=[.F37]*[.G37]" office:value-type="float" office:value="3.36" calcext:value-type="float" table:number-columns-spanned="1" table:number-rows-spanned="2">
            <text:p>3,3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5" office:value-type="string" calcext:value-type="string" table:number-columns-spanned="3" table:number-rows-spanned="2">
            <text:p>Engrenage principal en métal</text:p>
            <text:p>A1 A2 A3 A4 A5 (5mm)</text:p>
            <text:p/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13.65" calcext:value-type="float" table:number-columns-spanned="1" table:number-rows-spanned="2">
            <text:p>13,6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32852070235.html?spm=a2g0o.order_list.0.0.756d5e5bKdP4mi" xlink:type="simple">https://www.aliexpress.com/item/32852070235.html?spm=a2g0o.order_list.0.0.756d5e5bKdP4mi</text:a></text:p>
          </table:table-cell>
          <table:covered-table-cell table:number-columns-repeated="10"/>
          <table:table-cell table:formula="of:=[.F39]*[.G39]" office:value-type="float" office:value="13.65" calcext:value-type="float" table:number-columns-spanned="1" table:number-rows-spanned="2">
            <text:p>13,65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Roulement 625ZZ*10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2.86" calcext:value-type="float" table:number-columns-spanned="1" table:number-rows-spanned="2">
            <text:p>2,8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2932599327.html?spm=a2g0o.order_list.0.0.756d5e5bKdP4mi" xlink:type="simple">https://www.aliexpress.com/item/1005002932599327.html?spm=a2g0o.order_list.0.0.756d5e5bKdP4mi</text:a></text:p>
          </table:table-cell>
          <table:covered-table-cell table:number-columns-repeated="10"/>
          <table:table-cell table:formula="of:=[.F41]*[.G41]" office:value-type="float" office:value="2.86" calcext:value-type="float" table:number-columns-spanned="1" table:number-rows-spanned="2">
            <text:p>2,86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bras Servo réglable </text:p>
            <text:p>En alliage d'aluminium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5.77" calcext:value-type="float" table:number-columns-spanned="1" table:number-rows-spanned="2">
            <text:p>5,77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0049529259.html?spm=a2g0o.order_list.0.0.756d5e5bKdP4mi" xlink:type="simple">https://www.aliexpress.com/item/4000049529259.html?spm=a2g0o.order_list.0.0.756d5e5bKdP4mi</text:a></text:p>
          </table:table-cell>
          <table:covered-table-cell table:number-columns-repeated="10"/>
          <table:table-cell table:formula="of:=[.F43]*[.G43]" office:value-type="float" office:value="5.77" calcext:value-type="float" table:number-columns-spanned="1" table:number-rows-spanned="2">
            <text:p>5,7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Bielle de direction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4.75" calcext:value-type="float" table:number-columns-spanned="1" table:number-rows-spanned="2">
            <text:p>4,7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4001124849456.html?spm=a2g0o.order_detail.0.0.21cd7d567SFkT7" xlink:type="simple">https://www.aliexpress.com/item/4001124849456.html?spm=a2g0o.order_detail.0.0.21cd7d567SFkT7</text:a></text:p>
            <text:p/>
          </table:table-cell>
          <table:covered-table-cell table:number-columns-repeated="10"/>
          <table:table-cell table:formula="of:=[.F45]*[.G45]" office:value-type="float" office:value="9.5" calcext:value-type="float" table:number-columns-spanned="1" table:number-rows-spanned="2">
            <text:p>9,5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 Mèches de Taraudage </text:p>
            <text:p>En Acier Inoxydable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2.35" calcext:value-type="float" table:number-columns-spanned="1" table:number-rows-spanned="2">
            <text:p>2,3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4" office:value-type="string" calcext:value-type="string" table:number-columns-spanned="11" table:number-rows-spanned="2">
            <text:p><text:a xlink:href="https://www.aliexpress.com/item/4001358937167.html?spm=a2g0o.order_list.0.0.756d5e5bKdP4mi" xlink:type="simple">https://www.aliexpress.com/item/4001358937167.html?spm=a2g0o.order_list.0.0.756d5e5bKdP4mi</text:a></text:p>
            <text:p/>
          </table:table-cell>
          <table:covered-table-cell table:number-columns-repeated="10"/>
          <table:table-cell table:formula="of:=[.F47]*[.G47]" office:value-type="float" office:value="4.7" calcext:value-type="float" table:number-columns-spanned="1" table:number-rows-spanned="2">
            <text:p>4,7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<text:s/>Mèches à revêtement en titane HSS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4.23" calcext:value-type="float" table:number-columns-spanned="1" table:number-rows-spanned="2">
            <text:p>4,2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3736145001.html?spm=a2g0o.order_list.0.0.756d5e5bKdP4mi" xlink:type="simple">https://www.aliexpress.com/item/1005003736145001.html?spm=a2g0o.order_list.0.0.756d5e5bKdP4mi</text:a></text:p>
            <text:p/>
          </table:table-cell>
          <table:covered-table-cell table:number-columns-repeated="10"/>
          <table:table-cell table:formula="of:=[.F49]*[.G49]" office:value-type="float" office:value="4.23" calcext:value-type="float" table:number-columns-spanned="1" table:number-rows-spanned="2">
            <text:p>4,23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Vis à tête hexagonale </text:p>
            <text:p>En acier inoxydable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9.3" calcext:value-type="float" table:number-columns-spanned="1" table:number-rows-spanned="2">
            <text:p>9,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1" table:number-rows-spanned="2">
            <text:p><text:a xlink:href="https://www.aliexpress.com/item/1005002340532025.html?spm=a2g0o.order_list.0.0.756d5e5bKdP4mi" xlink:type="simple">https://www.aliexpress.com/item/1005002340532025.html?spm=a2g0o.order_list.0.0.756d5e5bKdP4mi</text:a></text:p>
            <text:p/>
          </table:table-cell>
          <table:covered-table-cell table:number-columns-repeated="10"/>
          <table:table-cell table:formula="of:=[.F51]*[.G51]" office:value-type="float" office:value="9.3" calcext:value-type="float" table:number-columns-spanned="1" table:number-rows-spanned="2">
            <text:p>9,3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11"/>
          <table:covered-table-cell table:style-name="ce28"/>
        </table:table-row>
        <table:table-row table:style-name="ro1">
          <table:table-cell table:style-name="ce7" office:value-type="string" calcext:value-type="string" table:number-columns-spanned="3" table:number-rows-spanned="2">
            <text:p>Achat divers chez Leroy Merlin/Weldom</text:p>
            <text:p>(Approx)</text:p>
          </table:table-cell>
          <table:covered-table-cell table:number-columns-repeated="2"/>
          <table:table-cell office:value-type="string" calcext:value-type="string" table:number-columns-spanned="2" table:number-rows-spanned="2">
            <text:p>quincaillerie</text:p>
          </table:table-cell>
          <table:covered-table-cell/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" table:number-columns-spanned="11" table:number-rows-spanned="2"/>
          <table:covered-table-cell table:number-columns-repeated="10" table:style-name="Default"/>
          <table:table-cell table:formula="of:=[.F53]*[.G53]" office:value-type="float" office:value="30" calcext:value-type="float" table:number-columns-spanned="1" table:number-rows-spanned="2">
            <text:p>30</text:p>
          </table:table-cell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2"/>
          <table:covered-table-cell table:number-columns-repeated="12" table:style-name="Default"/>
          <table:covered-table-cell table:style-name="ce28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13"/>
        </table:table-row>
        <table:table-row table:style-name="ro1">
          <table:table-cell table:style-name="ce15" office:value-type="string" calcext:value-type="string" table:number-columns-spanned="2" table:number-rows-spanned="2">
            <text:p>Total :</text:p>
          </table:table-cell>
          <table:covered-table-cell table:style-name="ce16"/>
          <table:table-cell table:style-name="ce18" table:formula="of:=SUM([.S7:.S53])" office:value-type="float" office:value="226.54" calcext:value-type="float" table:number-columns-spanned="2" table:number-rows-spanned="2">
            <text:p>226,54</text:p>
          </table:table-cell>
          <table:covered-table-cell table:style-name="ce19"/>
          <table:table-cell table:number-columns-repeated="2"/>
          <table:table-cell table:style-name="Default" table:number-columns-repeated="13"/>
        </table:table-row>
        <table:table-row table:style-name="ro1">
          <table:covered-table-cell table:number-columns-repeated="2" table:style-name="ce16"/>
          <table:covered-table-cell table:number-columns-repeated="2" table:style-name="ce19"/>
          <table:table-cell table:number-columns-repeated="2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00:54:41.1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00:18:34.398000000</meta:creation-date>
    <dc:date>2022-10-08T00:59:32.254000000</dc:date>
    <meta:editing-duration>PT12M38S</meta:editing-duration>
    <meta:editing-cycles>3</meta:editing-cycles>
    <meta:generator>LibreOffice/7.3.2.2$Windows_X86_64 LibreOffice_project/49f2b1bff42cfccbd8f788c8dc32c1c309559be0</meta:generator>
    <meta:document-statistic meta:table-count="1" meta:cell-count="152" meta:object-count="0"/>
  </office:meta>
</office:document-meta>
</file>